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cd78" officeooo:paragraph-rsid="001acd78"/>
    </style:style>
    <style:style style:name="P2" style:family="paragraph" style:parent-style-name="Standard">
      <style:text-properties officeooo:rsid="001be420" officeooo:paragraph-rsid="001be420"/>
    </style:style>
    <style:style style:name="T1" style:family="text">
      <style:text-properties officeooo:rsid="001acd78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mailto:blockly@rduino_core_web.js" text:style-name="Internet_20_link" text:visited-style-name="Visited_20_Internet_20_Link">blockly@rduino_core_web.</text:a><text:a xlink:type="simple" xlink:href="mailto:blockly@rduino_core_web.js" text:style-name="Internet_20_link" text:visited-style-name="Visited_20_Internet_20_Link"><text:span text:style-name="T1">js</text:span></text:a></text:p>
      <text:p text:style-name="Standard"/>
      <text:p text:style-name="Standard">BlocklyDuino.renderContent</text:p>
      <text:p text:style-name="P1">construit le contenu des 3 tabs (supervision <text:span text:style-name="T2">content_supervision</text:span>, blocs <text:span text:style-name="T2">content_blocks</text:span>, code <text:span text:style-name="T2">content_arduino</text:span>)</text:p>
      <text:p text:style-name="P1"/>
      <text:p text:style-name="P1">BlocklyDuino.renderSupervisionContent</text:p>
      <text:p text:style-name="P1">alimente les lignes du panneau de supervision en se basant sur la définition de la carte</text:p>
      <text:p text:style-name="P1"/>
      <text:p text:style-name="P1">BlocklyDuino.valideEditedCode</text:p>
      <text:p text:style-name="P2">alimente en beau le code Arduino dans l’onglet ‘code Arduino’</text:p>
      <text:p text:style-name="P2"/>
      <text:p text:style-name="P2">BlocklyDuino.renderArduinoCodePreview</text:p>
      <text:p text:style-name="P2">alimente en beau le code Arduino dans la fenêtre ‘preview’ de l’onglet ‘blocs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CANET</meta:initial-creator>
    <meta:creation-date>2018-10-17T10:57:26.184000000</meta:creation-date>
    <meta:generator>LibreOffice/6.1.2.1$Windows_x86 LibreOffice_project/65905a128db06ba48db947242809d14d3f9a93fe</meta:generator>
    <dc:date>2018-10-18T15:03:27.522000000</dc:date>
    <dc:creator>S CANET</dc:creator>
    <meta:editing-duration>PT3H20M30S</meta:editing-duration>
    <meta:editing-cycles>1</meta:editing-cycles>
    <meta:document-statistic meta:table-count="0" meta:image-count="0" meta:object-count="0" meta:page-count="1" meta:paragraph-count="9" meta:word-count="56" meta:character-count="491" meta:non-whitespace-character-count="444"/>
  </office:meta>
</office:document-meta>
</file>